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99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Data Capability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Full Nam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SERV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in Dien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TDMA,CDMA</text:p>
          </table:table-cell>
          <table:table-cell office:value-type="string" calcext:value-type="string">
            <text:p>Global System for Mobile Communic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G</text:p>
          </table:table-cell>
          <table:table-cell office:value-type="string" calcext:value-type="string">
            <text:p>GPRS</text:p>
          </table:table-cell>
          <table:table-cell office:value-type="string" calcext:value-type="string">
            <text:p>General Packet Radio Servic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5G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Enhanced Data Rates for GSM Evolu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CD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UMTS&gt;W-CDMA</text:p>
          </table:table-cell>
          <table:table-cell table:style-name="ce2" office:value-type="string" calcext:value-type="string">
            <text:p>Wideband Code Division Multiple Acces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D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High Speed Downlink Packet Acces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U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High Speed Uplink Packet Acc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High Speed Packet Acces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DSCD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UMTS&gt;TD-SCDMA</text:p>
          </table:table-cell>
          <table:table-cell office:value-type="string" calcext:value-type="string">
            <text:p>Time Division Synchronous Code Division Multiple Access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PA_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Evolved High Speed Packet Acces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DO_REV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DO_REV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DO_REV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xR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/>
          <table:table-cell office:value-type="string" calcext:value-type="string">
            <text:p>Ultra Mobile Broadban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xEVD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xRT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xRT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SPA_PLUS_64Q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G</text:p>
          </table:table-cell>
          <table:table-cell office:value-type="string" calcext:value-type="string">
            <text:p>64QAM+MIMO</text:p>
          </table:table-cell>
          <table:table-cell office:value-type="string" calcext:value-type="string">
            <text:p>Evolved High Speed Packet Acces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SPA_PLUS_MI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G</text:p>
          </table:table-cell>
          <table:table-cell office:value-type="string" calcext:value-type="string">
            <text:p>16QAM+MIMO</text:p>
          </table:table-cell>
          <table:table-cell office:value-type="string" calcext:value-type="string">
            <text:p>Evolved High Speed Packet Acces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G</text:p>
          </table:table-cell>
          <table:table-cell office:value-type="string" calcext:value-type="string">
            <text:p>TDD,FDD</text:p>
          </table:table-cell>
          <table:table-cell office:value-type="string" calcext:value-type="string">
            <text:p>Long-Term Evoluti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S9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cdmaOne</text:p>
          </table:table-cell>
          <table:table-cell office:value-type="string" calcext:value-type="string">
            <text:p>Interim Standard-95 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9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cdmaOne</text:p>
          </table:table-cell>
          <table:table-cell office:value-type="string" calcext:value-type="string">
            <text:p>Interim Standard-95 B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DMA_1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CDMA_1x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VDO_REV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DO_REV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VDO_REV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YBRID_CDMA_1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CDMA_1x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YBRID_EVDO_REV_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EVDO_REV_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YBRID_EVDO_REV_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EVDO_REV_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YBRID_EVDO_REV_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EVDO_REV_B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HRPD_REL_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HRPD_REL_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HRPD_REL_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HRPD_REL_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HRPD_REL_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HRPD_REL_B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YBRID_EHRPD_REL_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EHRPD_REL_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YBRID_EHRPD_REL_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EHRPD_REL_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YBRID_EHRPD_REL_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EHRPD_REL_B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CD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UMTS&gt;W-CDMA</text:p>
          </table:table-cell>
          <table:table-cell table:style-name="ce2" office:value-type="string" calcext:value-type="string">
            <text:p>Wideband Code Division Multiple Acces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SD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High Speed Downlink Packet Access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SU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High Speed Uplink Packet Acces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High Speed Packet Acc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SPA_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Evolved High Speed Packet Acces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C_HSPA_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Evolved High Speed Packet Access DC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D_SCD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UMTS&gt;TD-SCDMA</text:p>
          </table:table-cell>
          <table:table-cell office:value-type="string" calcext:value-type="string">
            <text:p>Time Division Synchronous Code Division Multiple Access 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D_HSD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Time Division High Speed Downlink Packet Acces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D_HSU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Time Division High Speed Uplink Packet Acces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D_H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Time Division High Speed Packet Acces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D_HSPA_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Time Division Evolved High Speed Packet Access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02_16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2.16</text:p>
          </table:table-cell>
          <table:table-cell office:value-type="string" calcext:value-type="string">
            <text:p>OFDMA, QPSK</text:p>
          </table:table-cell>
          <table:table-cell office:value-type="string" calcext:value-type="string">
            <text:p>Wireless MAN 802.1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G</text:p>
          </table:table-cell>
          <table:table-cell office:value-type="string" calcext:value-type="string">
            <text:p>TDD,FDD</text:p>
          </table:table-cell>
          <table:table-cell office:value-type="string" calcext:value-type="string">
            <text:p>Long-Term Evolution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7:28:57.396000000</meta:creation-date>
    <dc:date>2019-05-28T23:34:03.058000000</dc:date>
    <meta:editing-duration>PT4H22M1S</meta:editing-duration>
    <meta:editing-cycles>3</meta:editing-cycles>
    <meta:generator>LibreOffice/6.1.4.2$Windows_X86_64 LibreOffice_project/9d0f32d1f0b509096fd65e0d4bec26ddd1938fd3</meta:generator>
    <meta:document-statistic meta:table-count="1" meta:cell-count="277" meta:object-count="0"/>
  </office:meta>
</office:document-meta>
</file>